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6cm" svg:height="8.988cm" svg:x="17.828cm" svg:y="14.536cm">
            <draw:object draw:notify-on-update-of-ranges="Лист1.F2:Лист1.F22 Лист1.E1:Лист1.E1 Лист1.E2:Лист1.E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6cm" svg:height="8.988cm" svg:x="1.214cm" svg:y="13.203cm">
            <draw:object draw:notify-on-update-of-ranges="Лист1.H13:Лист1.H15 Лист1.H11:Лист1.H11 Лист1.I13:Лист1.I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6cm" svg:height="8.988cm" svg:x="39.064cm" svg:y="14.471cm">
            <draw:object draw:notify-on-update-of-ranges="Лист1.M11:Лист1.M17 Лист1.L9:Лист1.L9 Лист1.L11:Лист1.L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C, мкФ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Tэксп, мс</text:p>
          </table:table-cell>
          <table:table-cell office:value-type="string" calcext:value-type="string">
            <text:p>Ттеор, мс</text:p>
          </table:table-cell>
          <table:table-cell/>
          <table:table-cell office:value-type="string" calcext:value-type="string">
            <text:p>R, Ом</text:p>
          </table:table-cell>
          <table:table-cell office:value-type="string" calcext:value-type="string">
            <text:p>2Uk</text:p>
          </table:table-cell>
          <table:table-cell office:value-type="string" calcext:value-type="string">
            <text:p>2Uk+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xk+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ta</text:p>
          </table:table-cell>
          <table:table-cell table:number-columns-repeated="2" office:value-type="string" calcext:value-type="string">
            <text:p>sigma_theta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9.4" calcext:value-type="float">
            <text:p>9,4</text:p>
          </table:table-cell>
          <table:table-cell table:formula="of:=7.9*0.2" office:value-type="float" office:value="1.58" calcext:value-type="float">
            <text:p>1,58</text:p>
          </table:table-cell>
          <table:table-cell office:value-type="float" office:value="4" calcext:value-type="float">
            <text:p>4</text:p>
          </table:table-cell>
          <table:table-cell table:formula="of:=0.01*[.C2]/([.D2]*[.B2])*1000" office:value-type="float" office:value="0.420212765957447" calcext:value-type="float">
            <text:p>0,420212765957447</text:p>
          </table:table-cell>
          <table:table-cell table:formula="of:=2*3.14*SQRT(0.2*[.A2]/1000000)*1000" office:value-type="float" office:value="0.397182074117148" calcext:value-type="float">
            <text:p>0,397182074117148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2.8*2*0.5" office:value-type="float" office:value="2.8" calcext:value-type="float">
            <text:p>2,8</text:p>
          </table:table-cell>
          <table:table-cell table:formula="of:=0.6*2*0.5"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table:formula="of:=LN([.I2]/[.J2])/[.K2]" office:value-type="float" office:value="0.770222520473575" calcext:value-type="float">
            <text:p>0,770222520473575</text:p>
          </table:table-cell>
          <table:table-cell table:formula="of:=3.2*0.5"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table:formula="of:=LN([.M2]/[.N2])/[.O2]" office:value-type="float" office:value="0.490414626505863" calcext:value-type="float">
            <text:p>0,490414626505863</text:p>
          </table:table-cell>
          <table:table-cell table:formula="of:=SQRT((0.05/[.I2])*(0.05/[.I2]) + (0.05/[.J2])*(0.05/[.J2]))*[.L2]" office:value-type="float" office:value="0.0656423108752759" calcext:value-type="float">
            <text:p>0,065642310875276</text:p>
          </table:table-cell>
          <table:table-cell table:formula="of:=SQRT((0.05/[.M2])*(0.05/[.M2]) + (0.05/[.N2])*(0.05/[.N2]))*[.Q2]" office:value-type="float" office:value="0.00584216822885057" calcext:value-type="float">
            <text:p>0,005842168228851</text:p>
          </table:table-cell>
        </table:table-row>
        <table:table-row table:style-name="ro1">
          <table:table-cell office:value-type="float" office:value="0.024" calcext:value-type="float">
            <text:p>0,024</text:p>
          </table:table-cell>
          <table:table-cell office:value-type="float" office:value="9.5" calcext:value-type="float">
            <text:p>9,5</text:p>
          </table:table-cell>
          <table:table-cell table:formula="of:=8.65*0.2" office:value-type="float" office:value="1.73" calcext:value-type="float">
            <text:p>1,73</text:p>
          </table:table-cell>
          <table:table-cell office:value-type="float" office:value="4" calcext:value-type="float">
            <text:p>4</text:p>
          </table:table-cell>
          <table:table-cell table:formula="of:=0.01*[.C3]/([.D3]*[.B3])*1000" office:value-type="float" office:value="0.455263157894737" calcext:value-type="float">
            <text:p>0,455263157894737</text:p>
          </table:table-cell>
          <table:table-cell table:formula="of:=2*3.14*SQRT(0.2*[.A3]/1000000)*1000" office:value-type="float" office:value="0.435091162861302" calcext:value-type="float">
            <text:p>0,435091162861302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3.9*0.5" office:value-type="float" office:value="1.95" calcext:value-type="float">
            <text:p>1,95</text:p>
          </table:table-cell>
          <table:table-cell table:formula="of:=0.8*0.5"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table:formula="of:=LN([.I3]/[.J3])/[.K3]" office:value-type="float" office:value="0.792060052224905" calcext:value-type="float">
            <text:p>0,792060052224905</text:p>
          </table:table-cell>
          <table:table-cell office:value-type="float" office:value="2.3" calcext:value-type="float">
            <text:p>2,3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formula="of:=LN([.M3]/[.N3])/[.O3]" office:value-type="float" office:value="0.763028151747525" calcext:value-type="float">
            <text:p>0,763028151747525</text:p>
          </table:table-cell>
          <table:table-cell table:formula="of:=SQRT((0.05/[.I3])*(0.05/[.I3]) + (0.05/[.J3])*(0.05/[.J3]))*[.L3]" office:value-type="float" office:value="0.101069042034366" calcext:value-type="float">
            <text:p>0,101069042034366</text:p>
          </table:table-cell>
          <table:table-cell table:formula="of:=SQRT((0.05/[.M3])*(0.05/[.M3]) + (0.05/[.N3])*(0.05/[.N3]))*[.Q3]" office:value-type="float" office:value="0.010342968348992" calcext:value-type="float">
            <text:p>0,010342968348992</text:p>
          </table:table-cell>
        </table:table-row>
        <table:table-row table:style-name="ro1">
          <table:table-cell office:value-type="float" office:value="0.028" calcext:value-type="float">
            <text:p>0,028</text:p>
          </table:table-cell>
          <table:table-cell office:value-type="float" office:value="9.5" calcext:value-type="float">
            <text:p>9,5</text:p>
          </table:table-cell>
          <table:table-cell table:formula="of:=9.4*0.2" office:value-type="float" office:value="1.88" calcext:value-type="float">
            <text:p>1,88</text:p>
          </table:table-cell>
          <table:table-cell office:value-type="float" office:value="4" calcext:value-type="float">
            <text:p>4</text:p>
          </table:table-cell>
          <table:table-cell table:formula="of:=0.01*[.C4]/([.D4]*[.B4])*1000" office:value-type="float" office:value="0.494736842105263" calcext:value-type="float">
            <text:p>0,494736842105263</text:p>
          </table:table-cell>
          <table:table-cell table:formula="of:=2*3.14*SQRT(0.2*[.A4]/1000000)*1000" office:value-type="float" office:value="0.469952167778807" calcext:value-type="float">
            <text:p>0,469952167778807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7.6*0.2" office:value-type="float" office:value="1.52" calcext:value-type="float">
            <text:p>1,52</text:p>
          </table:table-cell>
          <table:table-cell table:formula="of:=1.1*0.2" office:value-type="float" office:value="0.22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table:formula="of:=LN([.I4]/[.J4])/[.K4]" office:value-type="float" office:value="0.96641903374398" calcext:value-type="float">
            <text:p>0,96641903374398</text:p>
          </table:table-cell>
          <table:table-cell table:formula="of:=5.5*0.5" office:value-type="float" office:value="2.75" calcext:value-type="float">
            <text:p>2,75</text:p>
          </table:table-cell>
          <table:table-cell table:formula="of:=0.8*0.5"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table:formula="of:=LN([.M4]/[.N4])/[.O4]" office:value-type="float" office:value="0.963945821776317" calcext:value-type="float">
            <text:p>0,963945821776317</text:p>
          </table:table-cell>
          <table:table-cell table:formula="of:=SQRT((0.05/[.I4])*(0.05/[.I4]) + (0.05/[.J4])*(0.05/[.J4]))*[.L4]" office:value-type="float" office:value="0.221929364716273" calcext:value-type="float">
            <text:p>0,221929364716273</text:p>
          </table:table-cell>
          <table:table-cell table:formula="of:=SQRT((0.05/[.M4])*(0.05/[.M4]) + (0.05/[.N4])*(0.05/[.N4]))*[.Q4]" office:value-type="float" office:value="0.0280330949255847" calcext:value-type="float">
            <text:p>0,028033094925585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9.5" calcext:value-type="float">
            <text:p>9,5</text:p>
          </table:table-cell>
          <table:table-cell table:formula="of:=8.4*0.2" office:value-type="float" office:value="1.68" calcext:value-type="float">
            <text:p>1,68</text:p>
          </table:table-cell>
          <table:table-cell office:value-type="float" office:value="2" calcext:value-type="float">
            <text:p>2</text:p>
          </table:table-cell>
          <table:table-cell table:formula="of:=0.01*[.C5]/([.D5]*[.B5])*1000" office:value-type="float" office:value="0.88421052631579" calcext:value-type="float">
            <text:p>0,88421052631579</text:p>
          </table:table-cell>
          <table:table-cell table:formula="of:=2*3.14*SQRT(0.2*[.A5]/1000000)*1000" office:value-type="float" office:value="0.842550413921921" calcext:value-type="float">
            <text:p>0,842550413921921</text:p>
          </table:table-cell>
          <table:table-cell/>
          <table:table-cell office:value-type="float" office:value="2200" calcext:value-type="float">
            <text:p>2200</text:p>
          </table:table-cell>
          <table:table-cell table:formula="of:=5.8*0.2" office:value-type="float" office:value="1.16" calcext:value-type="float">
            <text:p>1,16</text:p>
          </table:table-cell>
          <table:table-cell table:formula="of:=0.6*0.2" office:value-type="float" office:value="0.12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table:formula="of:=LN([.I5]/[.J5])/[.K5]" office:value-type="float" office:value="1.13434177065918" calcext:value-type="float">
            <text:p>1,13434177065918</text:p>
          </table:table-cell>
          <table:table-cell table:formula="of:=6.3*0.5" office:value-type="float" office:value="3.15" calcext:value-type="float">
            <text:p>3,15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table:formula="of:=LN([.M5]/[.N5])/[.O5]" office:value-type="float" office:value="1.17568762858174" calcext:value-type="float">
            <text:p>1,17568762858174</text:p>
          </table:table-cell>
          <table:table-cell table:formula="of:=SQRT((0.05/[.I5])*(0.05/[.I5]) + (0.05/[.J5])*(0.05/[.J5]))*[.L5]" office:value-type="float" office:value="0.475164676510584" calcext:value-type="float">
            <text:p>0,475164676510584</text:p>
          </table:table-cell>
          <table:table-cell table:formula="of:=SQRT((0.05/[.M5])*(0.05/[.M5]) + (0.05/[.N5])*(0.05/[.N5]))*[.Q5]" office:value-type="float" office:value="0.0795524589834736" calcext:value-type="float">
            <text:p>0,079552458983474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9.5" calcext:value-type="float">
            <text:p>9,5</text:p>
          </table:table-cell>
          <table:table-cell table:formula="of:=7.1*0.5" office:value-type="float" office:value="3.55" calcext:value-type="float">
            <text:p>3,55</text:p>
          </table:table-cell>
          <table:table-cell office:value-type="float" office:value="4" calcext:value-type="float">
            <text:p>4</text:p>
          </table:table-cell>
          <table:table-cell table:formula="of:=0.01*[.C6]/([.D6]*[.B6])*1000" office:value-type="float" office:value="0.934210526315789" calcext:value-type="float">
            <text:p>0,934210526315789</text:p>
          </table:table-cell>
          <table:table-cell table:formula="of:=2*3.14*SQRT(0.2*[.A6]/1000000)*1000" office:value-type="float" office:value="0.888126117170304" calcext:value-type="float">
            <text:p>0,888126117170304</text:p>
          </table:table-cell>
          <table:table-cell/>
          <table:table-cell office:value-type="float" office:value="2600" calcext:value-type="float">
            <text:p>2600</text:p>
          </table:table-cell>
          <table:table-cell table:formula="of:=4.6*0.2" office:value-type="float" office:value="0.92" calcext:value-type="float">
            <text:p>0,92</text:p>
          </table:table-cell>
          <table:table-cell table:formula="of:=2.3*0.1" office:value-type="float" office:value="0.23" calcext:value-type="float">
            <text:p>0,23</text:p>
          </table:table-cell>
          <table:table-cell office:value-type="float" office:value="1" calcext:value-type="float">
            <text:p>1</text:p>
          </table:table-cell>
          <table:table-cell table:formula="of:=LN([.I6]/[.J6])/[.K6]" office:value-type="float" office:value="1.38629436111989" calcext:value-type="float">
            <text:p>1,38629436111989</text:p>
          </table:table-cell>
          <table:table-cell table:formula="of:=7*0.5" office:value-type="float" office:value="3.5" calcext:value-type="float">
            <text:p>3,5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table:formula="of:=LN([.M6]/[.N6])/[.O6]" office:value-type="float" office:value="1.43110044046473" calcext:value-type="float">
            <text:p>1,43110044046473</text:p>
          </table:table-cell>
          <table:table-cell table:formula="of:=SQRT((0.05/[.I6])*(0.05/[.I6]) + (0.05/[.J6])*(0.05/[.J6]))*[.L6]" office:value-type="float" office:value="0.310643373863884" calcext:value-type="float">
            <text:p>0,310643373863884</text:p>
          </table:table-cell>
          <table:table-cell table:formula="of:=SQRT((0.05/[.M6])*(0.05/[.M6]) + (0.05/[.N6])*(0.05/[.N6]))*[.Q6]" office:value-type="float" office:value="0.0777875333437717" calcext:value-type="float">
            <text:p>0,077787533343772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9.5" calcext:value-type="float">
            <text:p>9,5</text:p>
          </table:table-cell>
          <table:table-cell table:formula="of:=8.7*0.5" office:value-type="float" office:value="4.35" calcext:value-type="float">
            <text:p>4,35</text:p>
          </table:table-cell>
          <table:table-cell office:value-type="float" office:value="4" calcext:value-type="float">
            <text:p>4</text:p>
          </table:table-cell>
          <table:table-cell table:formula="of:=0.01*[.C7]/([.D7]*[.B7])*1000" office:value-type="float" office:value="1.14473684210526" calcext:value-type="float">
            <text:p>1,14473684210526</text:p>
          </table:table-cell>
          <table:table-cell table:formula="of:=2*3.14*SQRT(0.2*[.A7]/1000000)*1000" office:value-type="float" office:value="1.08772790715326" calcext:value-type="float">
            <text:p>1,08772790715326</text:p>
          </table:table-cell>
          <table:table-cell/>
          <table:table-cell office:value-type="float" office:value="2800" calcext:value-type="float">
            <text:p>2800</text:p>
          </table:table-cell>
          <table:table-cell table:formula="of:=4*0.2" office:value-type="float" office:value="0.8" calcext:value-type="float">
            <text:p>0,8</text:p>
          </table:table-cell>
          <table:table-cell table:formula="of:=1.8*0.1" office:value-type="float" office:value="0.18" calcext:value-type="float">
            <text:p>0,18</text:p>
          </table:table-cell>
          <table:table-cell office:value-type="float" office:value="1" calcext:value-type="float">
            <text:p>1</text:p>
          </table:table-cell>
          <table:table-cell table:formula="of:=LN([.I7]/[.J7])/[.K7]" office:value-type="float" office:value="1.49165487677772" calcext:value-type="float">
            <text:p>1,49165487677772</text:p>
          </table:table-cell>
          <table:table-cell table:formula="of:=7.2*0.5" office:value-type="float" office:value="3.6" calcext:value-type="float">
            <text:p>3,6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formula="of:=LN([.M7]/[.N7])/[.O7]" office:value-type="float" office:value="1.58902691517397" calcext:value-type="float">
            <text:p>1,58902691517397</text:p>
          </table:table-cell>
          <table:table-cell table:formula="of:=SQRT((0.05/[.I7])*(0.05/[.I7]) + (0.05/[.J7])*(0.05/[.J7]))*[.L7]" office:value-type="float" office:value="0.424707291304767" calcext:value-type="float">
            <text:p>0,424707291304767</text:p>
          </table:table-cell>
          <table:table-cell table:formula="of:=SQRT((0.05/[.M7])*(0.05/[.M7]) + (0.05/[.N7])*(0.05/[.N7]))*[.Q7]" office:value-type="float" office:value="0.141691933651468" calcext:value-type="float">
            <text:p>0,14169193365146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9.5" calcext:value-type="float">
            <text:p>9,5</text:p>
          </table:table-cell>
          <table:table-cell table:formula="of:=7.5*0.5" office:value-type="float" office:value="3.75" calcext:value-type="float">
            <text:p>3,75</text:p>
          </table:table-cell>
          <table:table-cell office:value-type="float" office:value="3" calcext:value-type="float">
            <text:p>3</text:p>
          </table:table-cell>
          <table:table-cell table:formula="of:=0.01*[.C8]/([.D8]*[.B8])*1000" office:value-type="float" office:value="1.31578947368421" calcext:value-type="float">
            <text:p>1,31578947368421</text:p>
          </table:table-cell>
          <table:table-cell table:formula="of:=2*3.14*SQRT(0.2*[.A8]/1000000)*1000" office:value-type="float" office:value="1.256" calcext:value-type="float">
            <text:p>1,256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3.5*0.2" office:value-type="float" office:value="0.7" calcext:value-type="float">
            <text:p>0,7</text:p>
          </table:table-cell>
          <table:table-cell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table:formula="of:=LN([.I8]/[.J8])/[.K8]" office:value-type="float" office:value="1.6094379124341" calcext:value-type="float">
            <text:p>1,6094379124341</text:p>
          </table:table-cell>
          <table:table-cell table:formula="of:=3.8*0.5" office:value-type="float" office:value="1.9" calcext:value-type="float">
            <text:p>1,9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formula="of:=LN([.M8]/[.N8])/[.O8]" office:value-type="float" office:value="1.55814461804655" calcext:value-type="float">
            <text:p>1,55814461804655</text:p>
          </table:table-cell>
          <table:table-cell table:formula="of:=SQRT((0.05/[.I8])*(0.05/[.I8]) + (0.05/[.J8])*(0.05/[.J8]))*[.L8]" office:value-type="float" office:value="0.586182522958394" calcext:value-type="float">
            <text:p>0,586182522958394</text:p>
          </table:table-cell>
          <table:table-cell table:formula="of:=SQRT((0.05/[.M8])*(0.05/[.M8]) + (0.05/[.N8])*(0.05/[.N8]))*[.Q8]" office:value-type="float" office:value="0.0748789857133242" calcext:value-type="float">
            <text:p>0,074878985713324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9.5" calcext:value-type="float">
            <text:p>9,5</text:p>
          </table:table-cell>
          <table:table-cell table:formula="of:=8.4*0.5" office:value-type="float" office:value="4.2" calcext:value-type="float">
            <text:p>4,2</text:p>
          </table:table-cell>
          <table:table-cell office:value-type="float" office:value="3" calcext:value-type="float">
            <text:p>3</text:p>
          </table:table-cell>
          <table:table-cell table:formula="of:=0.01*[.C9]/([.D9]*[.B9])*1000" office:value-type="float" office:value="1.47368421052632" calcext:value-type="float">
            <text:p>1,47368421052632</text:p>
          </table:table-cell>
          <table:table-cell table:formula="of:=2*3.14*SQRT(0.2*[.A9]/1000000)*1000" office:value-type="float" office:value="1.40425068986987" calcext:value-type="float">
            <text:p>1,40425068986987</text:p>
          </table:table-cell>
          <table:table-cell table:number-columns-repeated="5"/>
          <table:table-cell office:value-type="string" calcext:value-type="string">
            <text:p>эксп.зависимость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9.5" calcext:value-type="float">
            <text:p>9,5</text:p>
          </table:table-cell>
          <table:table-cell table:formula="of:=9.2*0.5" office:value-type="float" office:value="4.6" calcext:value-type="float">
            <text:p>4,6</text:p>
          </table:table-cell>
          <table:table-cell office:value-type="float" office:value="3" calcext:value-type="float">
            <text:p>3</text:p>
          </table:table-cell>
          <table:table-cell table:formula="of:=0.01*[.C10]/([.D10]*[.B10])*1000" office:value-type="float" office:value="1.6140350877193" calcext:value-type="float">
            <text:p>1,6140350877193</text:p>
          </table:table-cell>
          <table:table-cell table:formula="of:=2*3.14*SQRT(0.2*[.A10]/1000000)*1000" office:value-type="float" office:value="1.53827955846784" calcext:value-type="float">
            <text:p>1,53827955846784</text:p>
          </table:table-cell>
          <table:table-cell table:number-columns-repeated="5"/>
          <table:table-cell office:value-type="string" calcext:value-type="string">
            <text:p>1/theta^2</text:p>
          </table:table-cell>
          <table:table-cell office:value-type="string" calcext:value-type="string">
            <text:p>1/Rsum^2*10^7</text:p>
          </table:table-cell>
          <table:table-cell office:value-type="string" calcext:value-type="string">
            <text:p>Rsum</text:p>
          </table:table-cell>
          <table:table-cell office:value-type="string" calcext:value-type="string">
            <text:p>\sigma th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9.5" calcext:value-type="float">
            <text:p>9,5</text:p>
          </table:table-cell>
          <table:table-cell table:formula="of:=9.8*0.5" office:value-type="float" office:value="4.9" calcext:value-type="float">
            <text:p>4,9</text:p>
          </table:table-cell>
          <table:table-cell office:value-type="float" office:value="3" calcext:value-type="float">
            <text:p>3</text:p>
          </table:table-cell>
          <table:table-cell table:formula="of:=0.01*[.C11]/([.D11]*[.B11])*1000" office:value-type="float" office:value="1.71929824561404" calcext:value-type="float">
            <text:p>1,71929824561404</text:p>
          </table:table-cell>
          <table:table-cell table:formula="of:=2*3.14*SQRT(0.2*[.A11]/1000000)*1000" office:value-type="float" office:value="1.66153182334856" calcext:value-type="float">
            <text:p>1,66153182334856</text:p>
          </table:table-cell>
          <table:table-cell/>
          <table:table-cell office:value-type="string" calcext:value-type="string">
            <text:p>R(f)</text:p>
          </table:table-cell>
          <table:table-cell table:number-columns-repeated="3"/>
          <table:table-cell table:formula="of:=1/([.L2]*[.L2])" office:value-type="float" office:value="1.68565065810256" calcext:value-type="float">
            <text:p>1,68565065810256</text:p>
          </table:table-cell>
          <table:table-cell table:formula="of:=1/([.N11]*[.N11])*10000000" office:value-type="float" office:value="9.75461057765584" calcext:value-type="float">
            <text:p>9,75461057765584</text:p>
          </table:table-cell>
          <table:table-cell table:formula="of:=[.H2] + 12.5" office:value-type="float" office:value="1012.5" calcext:value-type="float">
            <text:p>1012,5</text:p>
          </table:table-cell>
          <table:table-cell table:formula="of:=[.L11]*2*[.Q2]/[.L2]" office:value-type="float" office:value="0.287319577356029" calcext:value-type="float">
            <text:p>0,287319577356029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9.5" calcext:value-type="float">
            <text:p>9,5</text:p>
          </table:table-cell>
          <table:table-cell table:formula="of:=7*0.5"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table:formula="of:=0.01*[.C12]/([.D12]*[.B12])*1000" office:value-type="float" office:value="1.8421052631579" calcext:value-type="float">
            <text:p>1,8421052631579</text:p>
          </table:table-cell>
          <table:table-cell table:formula="of:=2*3.14*SQRT(0.2*[.A12]/1000000)*1000" office:value-type="float" office:value="1.77625223434061" calcext:value-type="float">
            <text:p>1,7762522343406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R, Ом</text:p>
          </table:table-cell>
          <table:table-cell office:value-type="string" calcext:value-type="string">
            <text:p>L</text:p>
          </table:table-cell>
          <table:table-cell/>
          <table:table-cell table:formula="of:=1/([.L3]*[.L3])" office:value-type="float" office:value="1.59398334706485" calcext:value-type="float">
            <text:p>1,59398334706485</text:p>
          </table:table-cell>
          <table:table-cell table:formula="of:=1/([.N12]*[.N12])*10000000" office:value-type="float" office:value="5.01213877359229" calcext:value-type="float">
            <text:p>5,01213877359229</text:p>
          </table:table-cell>
          <table:table-cell table:formula="of:=[.H3] + 12.5" office:value-type="float" office:value="1412.5" calcext:value-type="float">
            <text:p>1412,5</text:p>
          </table:table-cell>
          <table:table-cell table:formula="of:=[.L12]*2*[.Q3]/[.L3]" office:value-type="float" office:value="0.406793321930674" calcext:value-type="float">
            <text:p>0,406793321930674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9.4" calcext:value-type="float">
            <text:p>9,4</text:p>
          </table:table-cell>
          <table:table-cell table:formula="of:=7.4*0.5" office:value-type="float" office:value="3.7" calcext:value-type="float">
            <text:p>3,7</text:p>
          </table:table-cell>
          <table:table-cell office:value-type="float" office:value="2" calcext:value-type="float">
            <text:p>2</text:p>
          </table:table-cell>
          <table:table-cell table:formula="of:=0.01*[.C13]/([.D13]*[.B13])*1000" office:value-type="float" office:value="1.96808510638298" calcext:value-type="float">
            <text:p>1,96808510638298</text:p>
          </table:table-cell>
          <table:table-cell table:formula="of:=2*3.14*SQRT(0.2*[.A13]/1000000)*1000" office:value-type="float" office:value="1.884" calcext:value-type="float">
            <text:p>1,88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.122" calcext:value-type="float">
            <text:p>11,122</text:p>
          </table:table-cell>
          <table:table-cell office:value-type="float" office:value="204.51" calcext:value-type="float">
            <text:p>204,51</text:p>
          </table:table-cell>
          <table:table-cell/>
          <table:table-cell table:formula="of:=1/([.L4]*[.L4])" office:value-type="float" office:value="1.07070307589269" calcext:value-type="float">
            <text:p>1,07070307589269</text:p>
          </table:table-cell>
          <table:table-cell table:formula="of:=1/([.N13]*[.N13])*10000000" office:value-type="float" office:value="3.04399524375743" calcext:value-type="float">
            <text:p>3,04399524375743</text:p>
          </table:table-cell>
          <table:table-cell table:formula="of:=[.H4] + 12.5" office:value-type="float" office:value="1812.5" calcext:value-type="float">
            <text:p>1812,5</text:p>
          </table:table-cell>
          <table:table-cell table:formula="of:=[.L13]*2*[.Q4]/[.L4]" office:value-type="float" office:value="0.491754498071223" calcext:value-type="float">
            <text:p>0,491754498071223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9.4" calcext:value-type="float">
            <text:p>9,4</text:p>
          </table:table-cell>
          <table:table-cell table:formula="of:=7.9*0.5" office:value-type="float" office:value="3.95" calcext:value-type="float">
            <text:p>3,95</text:p>
          </table:table-cell>
          <table:table-cell office:value-type="float" office:value="2" calcext:value-type="float">
            <text:p>2</text:p>
          </table:table-cell>
          <table:table-cell table:formula="of:=0.01*[.C14]/([.D14]*[.B14])*1000" office:value-type="float" office:value="2.10106382978723" calcext:value-type="float">
            <text:p>2,10106382978723</text:p>
          </table:table-cell>
          <table:table-cell table:formula="of:=2*3.14*SQRT(0.2*[.A14]/1000000)*1000" office:value-type="float" office:value="1.98591037058574" calcext:value-type="float">
            <text:p>1,9859103705857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8.72" calcext:value-type="float">
            <text:p>18,72</text:p>
          </table:table-cell>
          <table:table-cell office:value-type="float" office:value="199.95" calcext:value-type="float">
            <text:p>199,95</text:p>
          </table:table-cell>
          <table:table-cell/>
          <table:table-cell table:formula="of:=1/([.L5]*[.L5])" office:value-type="float" office:value="0.777163061774578" calcext:value-type="float">
            <text:p>0,777163061774578</text:p>
          </table:table-cell>
          <table:table-cell table:formula="of:=1/([.N14]*[.N14])*10000000" office:value-type="float" office:value="2.04283571132178" calcext:value-type="float">
            <text:p>2,04283571132178</text:p>
          </table:table-cell>
          <table:table-cell table:formula="of:=[.H5] + 12.5" office:value-type="float" office:value="2212.5" calcext:value-type="float">
            <text:p>2212,5</text:p>
          </table:table-cell>
          <table:table-cell table:formula="of:=[.L14]*2*[.Q5]/[.L5]" office:value-type="float" office:value="0.65109201546814" calcext:value-type="float">
            <text:p>0,65109201546814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9.4" calcext:value-type="float">
            <text:p>9,4</text:p>
          </table:table-cell>
          <table:table-cell table:formula="of:=8.2*0.5" office:value-type="float" office:value="4.1" calcext:value-type="float">
            <text:p>4,1</text:p>
          </table:table-cell>
          <table:table-cell office:value-type="float" office:value="2" calcext:value-type="float">
            <text:p>2</text:p>
          </table:table-cell>
          <table:table-cell table:formula="of:=0.01*[.C15]/([.D15]*[.B15])*1000" office:value-type="float" office:value="2.18085106382979" calcext:value-type="float">
            <text:p>2,18085106382979</text:p>
          </table:table-cell>
          <table:table-cell table:formula="of:=2*3.14*SQRT(0.2*[.A15]/1000000)*1000" office:value-type="float" office:value="2.08284036834319" calcext:value-type="float">
            <text:p>2,08284036834319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38.5" calcext:value-type="float">
            <text:p>38,5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1/([.L6]*[.L6])" office:value-type="float" office:value="0.520342245251402" calcext:value-type="float">
            <text:p>0,520342245251402</text:p>
          </table:table-cell>
          <table:table-cell table:formula="of:=1/([.N15]*[.N15])*10000000" office:value-type="float" office:value="1.46516792197981" calcext:value-type="float">
            <text:p>1,46516792197981</text:p>
          </table:table-cell>
          <table:table-cell table:formula="of:=[.H6] + 12.5" office:value-type="float" office:value="2612.5" calcext:value-type="float">
            <text:p>2612,5</text:p>
          </table:table-cell>
          <table:table-cell table:formula="of:=[.L15]*2*[.Q6]/[.L6]" office:value-type="float" office:value="0.23319848246115" calcext:value-type="float">
            <text:p>0,23319848246115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9.5" calcext:value-type="float">
            <text:p>9,5</text:p>
          </table:table-cell>
          <table:table-cell table:formula="of:=8.7*0.5" office:value-type="float" office:value="4.35" calcext:value-type="float">
            <text:p>4,35</text:p>
          </table:table-cell>
          <table:table-cell office:value-type="float" office:value="2" calcext:value-type="float">
            <text:p>2</text:p>
          </table:table-cell>
          <table:table-cell table:formula="of:=0.01*[.C16]/([.D16]*[.B16])*1000" office:value-type="float" office:value="2.28947368421053" calcext:value-type="float">
            <text:p>2,28947368421053</text:p>
          </table:table-cell>
          <table:table-cell table:formula="of:=2*3.14*SQRT(0.2*[.A16]/1000000)*1000" office:value-type="float" office:value="2.17545581430651" calcext:value-type="float">
            <text:p>2,17545581430651</text:p>
          </table:table-cell>
          <table:table-cell table:number-columns-repeated="5"/>
          <table:table-cell table:formula="of:=1/([.L7]*[.L7])" office:value-type="float" office:value="0.449431279709759" calcext:value-type="float">
            <text:p>0,449431279709759</text:p>
          </table:table-cell>
          <table:table-cell table:formula="of:=1/([.N16]*[.N16])*10000000" office:value-type="float" office:value="1.2641975308642" calcext:value-type="float">
            <text:p>1,2641975308642</text:p>
          </table:table-cell>
          <table:table-cell table:formula="of:=[.H7] + 12.5" office:value-type="float" office:value="2812.5" calcext:value-type="float">
            <text:p>2812,5</text:p>
          </table:table-cell>
          <table:table-cell table:formula="of:=[.L16]*2*[.Q7]/[.L7]" office:value-type="float" office:value="0.255926145390279" calcext:value-type="float">
            <text:p>0,255926145390279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9.5" calcext:value-type="float">
            <text:p>9,5</text:p>
          </table:table-cell>
          <table:table-cell table:formula="of:=9*0.5" office:value-type="float" office:value="4.5" calcext:value-type="float">
            <text:p>4,5</text:p>
          </table:table-cell>
          <table:table-cell office:value-type="float" office:value="2" calcext:value-type="float">
            <text:p>2</text:p>
          </table:table-cell>
          <table:table-cell table:formula="of:=0.01*[.C17]/([.D17]*[.B17])*1000" office:value-type="float" office:value="2.36842105263158" calcext:value-type="float">
            <text:p>2,36842105263158</text:p>
          </table:table-cell>
          <table:table-cell table:formula="of:=2*3.14*SQRT(0.2*[.A17]/1000000)*1000" office:value-type="float" office:value="2.26428620099138" calcext:value-type="float">
            <text:p>2,26428620099138</text:p>
          </table:table-cell>
          <table:table-cell table:number-columns-repeated="5"/>
          <table:table-cell table:formula="of:=1/([.L8]*[.L8])" office:value-type="float" office:value="0.386057100904197" calcext:value-type="float">
            <text:p>0,386057100904197</text:p>
          </table:table-cell>
          <table:table-cell table:formula="of:=1/([.N17]*[.N17])*10000000" office:value-type="float" office:value="1.10190940238632" calcext:value-type="float">
            <text:p>1,10190940238632</text:p>
          </table:table-cell>
          <table:table-cell table:formula="of:=[.H8] + 12.5" office:value-type="float" office:value="3012.5" calcext:value-type="float">
            <text:p>3012,5</text:p>
          </table:table-cell>
          <table:table-cell table:formula="of:=[.L17]*2*[.Q8]/[.L8]" office:value-type="float" office:value="0.281216098695937" calcext:value-type="float">
            <text:p>0,281216098695937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9.5" calcext:value-type="float">
            <text:p>9,5</text:p>
          </table:table-cell>
          <table:table-cell table:formula="of:=9.4*0.5" office:value-type="float" office:value="4.7" calcext:value-type="float">
            <text:p>4,7</text:p>
          </table:table-cell>
          <table:table-cell office:value-type="float" office:value="2" calcext:value-type="float">
            <text:p>2</text:p>
          </table:table-cell>
          <table:table-cell table:formula="of:=0.01*[.C18]/([.D18]*[.B18])*1000" office:value-type="float" office:value="2.47368421052632" calcext:value-type="float">
            <text:p>2,47368421052632</text:p>
          </table:table-cell>
          <table:table-cell table:formula="of:=2*3.14*SQRT(0.2*[.A18]/1000000)*1000" office:value-type="float" office:value="2.34976083889403" calcext:value-type="float">
            <text:p>2,34976083889403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9.5" calcext:value-type="float">
            <text:p>9,5</text:p>
          </table:table-cell>
          <table:table-cell table:formula="of:=7.2*1" office:value-type="float" office:value="7.2" calcext:value-type="float">
            <text:p>7,2</text:p>
          </table:table-cell>
          <table:table-cell office:value-type="float" office:value="3" calcext:value-type="float">
            <text:p>3</text:p>
          </table:table-cell>
          <table:table-cell table:formula="of:=0.01*[.C19]/([.D19]*[.B19])*1000" office:value-type="float" office:value="2.52631578947368" calcext:value-type="float">
            <text:p>2,52631578947368</text:p>
          </table:table-cell>
          <table:table-cell table:formula="of:=2*3.14*SQRT(0.2*[.A19]/1000000)*1000" office:value-type="float" office:value="2.43223354141826" calcext:value-type="float">
            <text:p>2,43223354141826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9.5" calcext:value-type="float">
            <text:p>9,5</text:p>
          </table:table-cell>
          <table:table-cell table:formula="of:=7.5*1" office:value-type="float" office:value="7.5" calcext:value-type="float">
            <text:p>7,5</text:p>
          </table:table-cell>
          <table:table-cell office:value-type="float" office:value="3" calcext:value-type="float">
            <text:p>3</text:p>
          </table:table-cell>
          <table:table-cell table:formula="of:=0.01*[.C20]/([.D20]*[.B20])*1000" office:value-type="float" office:value="2.63157894736842" calcext:value-type="float">
            <text:p>2,63157894736842</text:p>
          </table:table-cell>
          <table:table-cell table:formula="of:=2*3.14*SQRT(0.2*[.A20]/1000000)*1000" office:value-type="float" office:value="2.512" calcext:value-type="float">
            <text:p>2,512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9.5" calcext:value-type="float">
            <text:p>9,5</text:p>
          </table:table-cell>
          <table:table-cell table:formula="of:=7.8*1" office:value-type="float" office:value="7.8" calcext:value-type="float">
            <text:p>7,8</text:p>
          </table:table-cell>
          <table:table-cell office:value-type="float" office:value="3" calcext:value-type="float">
            <text:p>3</text:p>
          </table:table-cell>
          <table:table-cell table:formula="of:=0.01*[.C21]/([.D21]*[.B21])*1000" office:value-type="float" office:value="2.73684210526316" calcext:value-type="float">
            <text:p>2,73684210526316</text:p>
          </table:table-cell>
          <table:table-cell table:formula="of:=2*3.14*SQRT(0.2*[.A21]/1000000)*1000" office:value-type="float" office:value="2.58931033288789" calcext:value-type="float">
            <text:p>2,58931033288789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9.5" calcext:value-type="float">
            <text:p>9,5</text:p>
          </table:table-cell>
          <table:table-cell table:formula="of:=8*1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0.01*[.C22]/([.D22]*[.B22])*1000" office:value-type="float" office:value="2.80701754385965" calcext:value-type="float">
            <text:p>2,80701754385965</text:p>
          </table:table-cell>
          <table:table-cell table:formula="of:=2*3.14*SQRT(0.2*[.A22]/1000000)*1000" office:value-type="float" office:value="2.66437835151091" calcext:value-type="float">
            <text:p>2,66437835151091</text:p>
          </table:table-cell>
          <table:table-cell table:number-columns-repeated="12"/>
        </table:table-row>
        <table:table-row table:style-name="ro1">
          <table:table-cell/>
          <table:table-cell table:formula="of:=AVERAGE([.B2:.B22])" office:value-type="float" office:value="9.48095238095238" calcext:value-type="float">
            <text:p>9,48095238095238</text:p>
          </table:table-cell>
          <table:table-cell table:formula="of:=AVERAGE([.C2:.C22])" office:value-type="float" office:value="4.35809523809524" calcext:value-type="float">
            <text:p>4,35809523809524</text:p>
          </table:table-cell>
          <table:table-cell table:formula="of:=AVERAGE([.D2:.D22])" office:value-type="float" office:value="2.85714285714286" calcext:value-type="float">
            <text:p>2,85714285714286</text:p>
          </table:table-cell>
          <table:table-cell table:style-name="Default" table:formula="of:=AVERAGE([.E2:.E22])" office:value-type="float" office:value="1.73245791784426" calcext:value-type="float">
            <text:p>1,73245791784426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.00.0000</text:date>, <text:time style:data-style-name="N2" text:time-value="11:33:13.81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6T19:55:37.588000000</meta:creation-date>
    <meta:generator>LibreOffice/7.1.0.3$Windows_X86_64 LibreOffice_project/f6099ecf3d29644b5008cc8f48f42f4a40986e4c</meta:generator>
    <dc:date>2021-12-17T01:31:15.062000000</dc:date>
    <meta:editing-duration>PT14M32S</meta:editing-duration>
    <meta:editing-cycles>3</meta:editing-cycles>
    <meta:document-statistic meta:table-count="1" meta:cell-count="270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error-category="constant"/>
    </style:style>
    <style:style style:name="ch5" style:family="chart" style:data-style-name="N0">
      <style:chart-properties chart:display-label="true" chart:logarithmic="false" chart:minimum="0" chart:maximum="3" chart:interval-major="0.4" chart:interval-minor-divisor="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cm" chart:symbol-height="0.2cm" chart:link-data-style-to-source="true" chart:error-category="constant"/>
      <style:graphic-properties svg:stroke-width="0.07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lower-limit="0.09" chart:error-upper-limit="0.09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title svg:x="6.264cm" svg:y="0.94cm" chart:style-name="ch2">
          <text:p>Tэксп(Ттеор)</text:p>
        </chart:title>
        <chart:legend chart:legend-position="end" svg:x="13.129cm" svg:y="0.326cm" style:legend-expansion="custom" svg:width="2.722cm" svg:height="0.604cm" style:legend-expansion-aspect-ratio="4.50662251655629" chart:style-name="ch3"/>
        <chart:plot-area chart:style-name="ch4" table:cell-range-address="Лист1.E2:Лист1.F22 Лист1.E1:Лист1.E1" chart:data-source-has-labels="row" svg:x="0.467cm" svg:y="0.221cm" svg:width="12.424cm" svg:height="8.628cm">
          <chart:coordinate-region svg:x="1.205cm" svg:y="0.423cm" svg:width="11.686cm" svg:height="7.773cm"/>
          <chart:axis chart:dimension="x" chart:name="primary-x" chart:style-name="ch5">
            <chart:title svg:x="13.096cm" svg:y="8.009cm" chart:style-name="ch6">
              <text:p>Ттеор, мс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063cm" svg:y="1.553cm" chart:style-name="ch10">
              <text:p>Тэксп, мс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Лист1.E2:Лист1.E22" chart:label-cell-address="Лист1.E1:Лист1.E1" chart:class="chart:scatter">
            <chart:domain table:cell-range-address="Лист1.F2:Лист1.F22"/>
            <chart:error-indicator chart:style-name="ch12" chart:dimension="y"/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Tэксп, мс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7182074117148">
                <text:p>0.397182074117148</text:p>
                <draw:g>
                  <svg:desc>Лист1.F2:Лист1.F22</svg:desc>
                </draw:g>
              </table:table-cell>
              <table:table-cell office:value-type="float" office:value="0.420212765957447">
                <text:p>0.420212765957447</text:p>
                <draw:g>
                  <svg:desc>Лист1.E2:Лист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5091162861302">
                <text:p>0.435091162861302</text:p>
              </table:table-cell>
              <table:table-cell office:value-type="float" office:value="0.455263157894737">
                <text:p>0.455263157894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9952167778807">
                <text:p>0.469952167778807</text:p>
              </table:table-cell>
              <table:table-cell office:value-type="float" office:value="0.494736842105263">
                <text:p>0.494736842105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2550413921921">
                <text:p>0.842550413921921</text:p>
              </table:table-cell>
              <table:table-cell office:value-type="float" office:value="0.88421052631579">
                <text:p>0.884210526315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88126117170304">
                <text:p>0.888126117170304</text:p>
              </table:table-cell>
              <table:table-cell office:value-type="float" office:value="0.934210526315789">
                <text:p>0.934210526315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8772790715326">
                <text:p>1.08772790715326</text:p>
              </table:table-cell>
              <table:table-cell office:value-type="float" office:value="1.14473684210526">
                <text:p>1.14473684210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56">
                <text:p>1.256</text:p>
              </table:table-cell>
              <table:table-cell office:value-type="float" office:value="1.31578947368421">
                <text:p>1.31578947368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0425068986987">
                <text:p>1.40425068986987</text:p>
              </table:table-cell>
              <table:table-cell office:value-type="float" office:value="1.47368421052632">
                <text:p>1.473684210526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3827955846784">
                <text:p>1.53827955846784</text:p>
              </table:table-cell>
              <table:table-cell office:value-type="float" office:value="1.6140350877193">
                <text:p>1.61403508771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6153182334856">
                <text:p>1.66153182334856</text:p>
              </table:table-cell>
              <table:table-cell office:value-type="float" office:value="1.71929824561404">
                <text:p>1.719298245614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7625223434061">
                <text:p>1.77625223434061</text:p>
              </table:table-cell>
              <table:table-cell office:value-type="float" office:value="1.8421052631579">
                <text:p>1.8421052631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84">
                <text:p>1.884</text:p>
              </table:table-cell>
              <table:table-cell office:value-type="float" office:value="1.96808510638298">
                <text:p>1.968085106382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8591037058574">
                <text:p>1.98591037058574</text:p>
              </table:table-cell>
              <table:table-cell office:value-type="float" office:value="2.10106382978723">
                <text:p>2.101063829787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8284036834319">
                <text:p>2.08284036834319</text:p>
              </table:table-cell>
              <table:table-cell office:value-type="float" office:value="2.18085106382979">
                <text:p>2.180851063829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7545581430651">
                <text:p>2.17545581430651</text:p>
              </table:table-cell>
              <table:table-cell office:value-type="float" office:value="2.28947368421053">
                <text:p>2.289473684210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6428620099138">
                <text:p>2.26428620099138</text:p>
              </table:table-cell>
              <table:table-cell office:value-type="float" office:value="2.36842105263158">
                <text:p>2.36842105263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4976083889403">
                <text:p>2.34976083889403</text:p>
              </table:table-cell>
              <table:table-cell office:value-type="float" office:value="2.47368421052632">
                <text:p>2.473684210526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3223354141826">
                <text:p>2.43223354141826</text:p>
              </table:table-cell>
              <table:table-cell office:value-type="float" office:value="2.52631578947368">
                <text:p>2.526315789473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12">
                <text:p>2.512</text:p>
              </table:table-cell>
              <table:table-cell office:value-type="float" office:value="2.63157894736842">
                <text:p>2.63157894736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8931033288789">
                <text:p>2.58931033288789</text:p>
              </table:table-cell>
              <table:table-cell office:value-type="float" office:value="2.73684210526316">
                <text:p>2.736842105263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66437835151091">
                <text:p>2.66437835151091</text:p>
              </table:table-cell>
              <table:table-cell office:value-type="float" office:value="2.80701754385965">
                <text:p>2.807017543859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5cm" svg:stroke-color="#b4c7dc" draw:fill-color="#b4c7dc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3465a4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title svg:x="6.919cm" svg:y="0.423cm" chart:style-name="ch2">
          <text:p>R(f)</text:p>
        </chart:title>
        <chart:legend chart:legend-position="end" svg:x="12.323cm" svg:y="0.319cm" style:legend-expansion="custom" svg:width="3.673cm" svg:height="1.106cm" style:legend-expansion-aspect-ratio="3.32097649186257" chart:style-name="ch3"/>
        <chart:plot-area chart:style-name="ch4" table:cell-range-address="Лист1.H13:Лист1.I15 Лист1.H11:Лист1.H11" chart:data-source-has-labels="row" svg:x="1.063cm" svg:y="1.426cm" svg:width="12.868cm" svg:height="7.311cm">
          <chart:coordinate-region svg:x="1.695cm" svg:y="1.628cm" svg:width="11.853cm" svg:height="6.456cm"/>
          <chart:axis chart:dimension="x" chart:name="primary-x" chart:style-name="ch5">
            <chart:title svg:x="14.263cm" svg:y="6.882cm" chart:style-name="ch6">
              <text:p>f, Гц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365cm" svg:y="1.451cm" chart:style-name="ch10">
              <text:p>R, Ом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Лист1.I13:Лист1.I15" chart:label-cell-address="Лист1.H11:Лист1.H11" chart:class="chart:scatter">
            <chart:domain table:cell-range-address="Лист1.H13:Лист1.H15"/>
            <chart:regression-curve chart:style-name="ch12">
              <chart:equation chart:display-equation="true" chart:display-r-square="false"/>
            </chart:regression-curve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  <table:table-cell office:value-type="string">
                <text:p>R(f)</text:p>
                <draw:g>
                  <svg:desc>Лист1.H11:Лист1.H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Лист1.H13:Лист1.H15</svg:desc>
                </draw:g>
              </table:table-cell>
              <table:table-cell office:value-type="float" office:value="11.122">
                <text:p>11.122</text:p>
                <draw:g>
                  <svg:desc>Лист1.I13:Лист1.I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8.72">
                <text:p>18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38.5">
                <text:p>38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error-category="constant"/>
    </style:style>
    <style:style style:name="ch5" style:family="chart" style:data-style-name="N0">
      <style:chart-properties chart:display-label="true" chart:logarithmic="false" chart:maximum="10" chart:interval-major="1" chart:interval-minor-divisor="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error-category="constant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lower-limit="0.4" chart:error-upper-limit="0.4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title svg:x="4.253cm" svg:y="0.315cm" chart:style-name="ch2">
          <text:p>Экспериментальная зависимость </text:p>
        </chart:title>
        <chart:legend chart:legend-position="end" svg:x="13.192cm" svg:y="0.372cm" style:legend-expansion="custom" svg:width="2.434cm" svg:height="2.114cm" style:legend-expansion-aspect-ratio="1.15137180700095" chart:style-name="ch3"/>
        <chart:plot-area chart:style-name="ch4" table:cell-range-address="Лист1.L11:Лист1.M17 Лист1.L9:Лист1.L9" chart:data-source-has-labels="row" svg:x="1.071cm" svg:y="1.602cm" svg:width="12.335cm" svg:height="7.088cm">
          <chart:coordinate-region svg:x="1.809cm" svg:y="1.804cm" svg:width="11.405cm" svg:height="6.233cm"/>
          <chart:axis chart:dimension="x" chart:name="primary-x" chart:style-name="ch5">
            <chart:title svg:x="13.407cm" svg:y="7.634cm" chart:style-name="ch6">
              <text:p>10^7/Rsum^2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285cm" svg:y="2.008cm" chart:style-name="ch10">
              <text:p>1/theta^2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Лист1.L11:Лист1.L17" chart:label-cell-address="Лист1.L9:Лист1.L9" chart:class="chart:scatter">
            <chart:domain table:cell-range-address="Лист1.M11:Лист1.M17"/>
            <chart:error-indicator chart:style-name="ch12" chart:dimension="y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M</text:p>
              </table:table-cell>
              <table:table-cell office:value-type="string">
                <text:p>эксп.зависимость</text:p>
                <draw:g>
                  <svg:desc>Лист1.L9:Лист1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75461057765584">
                <text:p>9.75461057765584</text:p>
                <draw:g>
                  <svg:desc>Лист1.M11:Лист1.M17</svg:desc>
                </draw:g>
              </table:table-cell>
              <table:table-cell office:value-type="float" office:value="1.68565065810256">
                <text:p>1.68565065810256</text:p>
                <draw:g>
                  <svg:desc>Лист1.L11:Лист1.L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01213877359229">
                <text:p>5.01213877359229</text:p>
              </table:table-cell>
              <table:table-cell office:value-type="float" office:value="1.59398334706485">
                <text:p>1.59398334706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4399524375743">
                <text:p>3.04399524375743</text:p>
              </table:table-cell>
              <table:table-cell office:value-type="float" office:value="1.07070307589269">
                <text:p>1.070703075892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283571132178">
                <text:p>2.04283571132178</text:p>
              </table:table-cell>
              <table:table-cell office:value-type="float" office:value="0.777163061774578">
                <text:p>0.7771630617745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6516792197981">
                <text:p>1.46516792197981</text:p>
              </table:table-cell>
              <table:table-cell office:value-type="float" office:value="0.520342245251402">
                <text:p>0.520342245251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641975308642">
                <text:p>1.2641975308642</text:p>
              </table:table-cell>
              <table:table-cell office:value-type="float" office:value="0.449431279709759">
                <text:p>0.4494312797097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0190940238632">
                <text:p>1.10190940238632</text:p>
              </table:table-cell>
              <table:table-cell office:value-type="float" office:value="0.386057100904197">
                <text:p>0.3860571009041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